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e90" officeooo:paragraph-rsid="00179e90"/>
    </style:style>
    <style:style style:name="T1" style:family="text">
      <style:text-properties officeooo:rsid="00179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ASIGNMENT 10</text:span></text:p>
      <text:p text:style-name="Standard"/>
      <text:p text:style-name="Standard"/>
      <text:p text:style-name="P1">JOIN A QUERY <text:s/>THAT PRODUCES ALL PAIRS OF SALEPEOPLE WHO ARE LIVING IN THE SAME CITY EXCLUDE COMBINSTION OF SALESPEOPLE WITH THEMSELVES AS WELL AS DUPLICATE ROW WITH THE ORDER REVERSED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6:55.506935072</meta:creation-date>
    <dc:date>2023-09-14T17:11:53.299958752</dc:date>
    <meta:editing-duration>PT4M37S</meta:editing-duration>
    <meta:editing-cycles>1</meta:editing-cycles>
    <meta:document-statistic meta:table-count="0" meta:image-count="0" meta:object-count="0" meta:page-count="1" meta:paragraph-count="2" meta:word-count="33" meta:character-count="196" meta:non-whitespace-character-count="163"/>
    <meta:generator>LibreOffice/7.3.7.2$Linux_X86_64 LibreOffice_project/30$Build-2</meta:generator>
  </office:meta>
</office:document-meta>
</file>